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25b0" officeooo:paragraph-rsid="000425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documen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08:24:40.988559790</meta:creation-date>
    <dc:date>2020-05-10T09:09:17.961910557</dc:date>
    <meta:editing-duration>PT1M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2" meta:character-count="14" meta:non-whitespace-character-count="13"/>
  </office:meta>
</office:document-meta>
</file>